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shapes>
          <draw:frame draw:z-index="0" draw:style-name="gr1" draw:text-style-name="P1" svg:width="453.51pt" svg:height="255.09pt" svg:x="362.21pt" svg:y="66.81pt">
            <draw:object draw:notify-on-update-of-ranges="a.A2:a.A41 a.C2:a.C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1011652716668" calcext:value-type="float">
            <text:p>0.791011652716668</text:p>
          </table:table-cell>
          <table:table-cell table:formula="of:=[.B2]/[.B1]" office:value-type="float" office:value="0.791011652716668" calcext:value-type="float">
            <text:p>0.791011652716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3084227442211" calcext:value-type="float">
            <text:p>0.593084227442211</text:p>
          </table:table-cell>
          <table:table-cell table:formula="of:=[.B3]/[.B2]" office:value-type="float" office:value="0.749779381132135" calcext:value-type="float">
            <text:p>0.749779381132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7381011499065" calcext:value-type="float">
            <text:p>0.407381011499065</text:p>
          </table:table-cell>
          <table:table-cell table:formula="of:=[.B4]/[.B3]" office:value-type="float" office:value="0.686885593393663" calcext:value-type="float">
            <text:p>0.6868855933936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5187636205353" calcext:value-type="float">
            <text:p>0.235187636205353</text:p>
          </table:table-cell>
          <table:table-cell table:formula="of:=[.B5]/[.B4]" office:value-type="float" office:value="0.577316147701432" calcext:value-type="float">
            <text:p>0.5773161477014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79249439052316" calcext:value-type="float">
            <text:p>0.077924943905232</text:p>
          </table:table-cell>
          <table:table-cell table:formula="of:=[.B6]/[.B5]" office:value-type="float" office:value="0.331330954137367" calcext:value-type="float">
            <text:p>0.3313309541373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79249439052316" calcext:value-type="float">
            <text:p>0.077924943905232</text:p>
          </table:table-cell>
          <table:table-cell table:formula="of:=[.B7]/[.B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30789416150916" calcext:value-type="float">
            <text:p>0.063078941615092</text:p>
          </table:table-cell>
          <table:table-cell table:formula="of:=[.B8]/[.B7]" office:value-type="float" office:value="0.809483311169335" calcext:value-type="float">
            <text:p>0.8094833111693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83994698321939" calcext:value-type="float">
            <text:p>0.048399469832194</text:p>
          </table:table-cell>
          <table:table-cell table:formula="of:=[.B9]/[.B8]" office:value-type="float" office:value="0.767284114047569" calcext:value-type="float">
            <text:p>0.7672841140475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38882022159601" calcext:value-type="float">
            <text:p>0.03388820221596</text:p>
          </table:table-cell>
          <table:table-cell table:formula="of:=[.B10]/[.B9]" office:value-type="float" office:value="0.700177136928444" calcext:value-type="float">
            <text:p>0.700177136928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95468292463701" calcext:value-type="float">
            <text:p>0.01954682924637</text:p>
          </table:table-cell>
          <table:table-cell table:formula="of:=[.B11]/[.B10]" office:value-type="float" office:value="0.576803370146447" calcext:value-type="float">
            <text:p>0.5768033701464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537705839300884" calcext:value-type="float">
            <text:p>0.005377058393009</text:p>
          </table:table-cell>
          <table:table-cell table:formula="of:=[.B12]/[.B11]" office:value-type="float" office:value="0.275085965362253" calcext:value-type="float">
            <text:p>0.2750859653622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537705839300884" calcext:value-type="float">
            <text:p>0.005377058393009</text:p>
          </table:table-cell>
          <table:table-cell table:formula="of:=[.B13]/[.B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96958567274308" calcext:value-type="float">
            <text:p>0.003969585672743</text:p>
          </table:table-cell>
          <table:table-cell table:formula="of:=[.B14]/[.B13]" office:value-type="float" office:value="0.738244851107488" calcext:value-type="float">
            <text:p>0.7382448511074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56384793975983" calcext:value-type="float">
            <text:p>0.00256384793976</text:p>
          </table:table-cell>
          <table:table-cell table:formula="of:=[.B15]/[.B14]" office:value-type="float" office:value="0.645872932624767" calcext:value-type="float">
            <text:p>0.6458729326247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15984692991411" calcext:value-type="float">
            <text:p>0.001159846929914</text:p>
          </table:table-cell>
          <table:table-cell table:formula="of:=[.B16]/[.B15]" office:value-type="float" office:value="0.452385226099937" calcext:value-type="float">
            <text:p>0.452385226099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15984692991411" calcext:value-type="float">
            <text:p>0.001159846929914</text:p>
          </table:table-cell>
          <table:table-cell table:formula="of:=[.B17]/[.B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101954241558411" calcext:value-type="float">
            <text:p>0.001019542415584</text:p>
          </table:table-cell>
          <table:table-cell table:formula="of:=[.B18]/[.B17]" office:value-type="float" office:value="0.879031869886147" calcext:value-type="float">
            <text:p>0.8790318698861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879255287598912" calcext:value-type="float">
            <text:p>0.000879255287599</text:p>
          </table:table-cell>
          <table:table-cell table:formula="of:=[.B19]/[.B18]" office:value-type="float" office:value="0.862401871819308" calcext:value-type="float">
            <text:p>0.862401871819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738985547696469" calcext:value-type="float">
            <text:p>0.000738985547696</text:p>
          </table:table-cell>
          <table:table-cell table:formula="of:=[.B20]/[.B19]" office:value-type="float" office:value="0.840467561718628" calcext:value-type="float">
            <text:p>0.8404675617186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598733197616497" calcext:value-type="float">
            <text:p>0.000598733197616</text:p>
          </table:table-cell>
          <table:table-cell table:formula="of:=[.B21]/[.B20]" office:value-type="float" office:value="0.810209617066043" calcext:value-type="float">
            <text:p>0.8102096170660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5849823909716" calcext:value-type="float">
            <text:p>0.000458498239097</text:p>
          </table:table-cell>
          <table:table-cell table:formula="of:=[.B22]/[.B21]" office:value-type="float" office:value="0.765780552877978" calcext:value-type="float">
            <text:p>0.7657805528779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318280673878402" calcext:value-type="float">
            <text:p>0.000318280673878</text:p>
          </table:table-cell>
          <table:table-cell table:formula="of:=[.B23]/[.B22]" office:value-type="float" office:value="0.694180798829534" calcext:value-type="float">
            <text:p>0.6941807988295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78080503699274" calcext:value-type="float">
            <text:p>0.000178080503699</text:p>
          </table:table-cell>
          <table:table-cell table:formula="of:=[.B24]/[.B23]" office:value-type="float" office:value="0.559507749965708" calcext:value-type="float">
            <text:p>0.5595077499657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378977302994965" calcext:value-type="float">
            <text:p>3.78977302994965E-05</text:p>
          </table:table-cell>
          <table:table-cell table:formula="of:=[.B25]/[.B24]" office:value-type="float" office:value="0.212812348978385" calcext:value-type="float">
            <text:p>0.2128123489783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378977302994965" calcext:value-type="float">
            <text:p>3.78977302994965E-05</text:p>
          </table:table-cell>
          <table:table-cell table:formula="of:=[.B26]/[.B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238804098495748" calcext:value-type="float">
            <text:p>2.38804098495748E-05</text:p>
          </table:table-cell>
          <table:table-cell table:formula="of:=[.B27]/[.B26]" office:value-type="float" office:value="0.630127705824433" calcext:value-type="float">
            <text:p>0.6301277058244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0986326338647814" calcext:value-type="float">
            <text:p>9.86326338647814E-06</text:p>
          </table:table-cell>
          <table:table-cell table:formula="of:=[.B28]/[.B27]" office:value-type="float" office:value="0.413027391431213" calcext:value-type="float">
            <text:p>0.413027391431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986326338647814" calcext:value-type="float">
            <text:p>9.86326338647814E-06</text:p>
          </table:table-cell>
          <table:table-cell table:formula="of:=[.B29]/[.B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00846155830935835" calcext:value-type="float">
            <text:p>8.46155830935835E-06</text:p>
          </table:table-cell>
          <table:table-cell table:formula="of:=[.B30]/[.B29]" office:value-type="float" office:value="0.857886277371298" calcext:value-type="float">
            <text:p>0.857886277371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705985497240214" calcext:value-type="float">
            <text:p>7.05985497240214E-06</text:p>
          </table:table-cell>
          <table:table-cell table:formula="of:=[.B31]/[.B30]" office:value-type="float" office:value="0.834344539656962" calcext:value-type="float">
            <text:p>0.8343445396569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00565815337494335" calcext:value-type="float">
            <text:p>5.65815337494335E-06</text:p>
          </table:table-cell>
          <table:table-cell table:formula="of:=[.B32]/[.B31]" office:value-type="float" office:value="0.801454618694264" calcext:value-type="float">
            <text:p>0.8014546186942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25645351764814" calcext:value-type="float">
            <text:p>4.25645351764814E-06</text:p>
          </table:table-cell>
          <table:table-cell table:formula="of:=[.B33]/[.B32]" office:value-type="float" office:value="0.752269024112616" calcext:value-type="float">
            <text:p>0.7522690241126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00285475540007241" calcext:value-type="float">
            <text:p>2.85475540007241E-06</text:p>
          </table:table-cell>
          <table:table-cell table:formula="of:=[.B34]/[.B33]" office:value-type="float" office:value="0.670688729064231" calcext:value-type="float">
            <text:p>0.6706887290642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00145305902266024" calcext:value-type="float">
            <text:p>1.45305902266024E-06</text:p>
          </table:table-cell>
          <table:table-cell table:formula="of:=[.B35]/[.B34]" office:value-type="float" office:value="0.508995980049074" calcext:value-type="float">
            <text:p>0.5089959800490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000051364384967556" calcext:value-type="float">
            <text:p>5.1364384967556E-08</text:p>
          </table:table-cell>
          <table:table-cell table:formula="of:=[.B36]/[.B35]" office:value-type="float" office:value="0.0353491387249492" calcext:value-type="float">
            <text:p>0.0353491387249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000051364384967556" calcext:value-type="float">
            <text:p>5.1364384967556E-08</text:p>
          </table:table-cell>
          <table:table-cell table:formula="of:=[.B37]/[.B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000051364384967556" calcext:value-type="float">
            <text:p>5.1364384967556E-08</text:p>
          </table:table-cell>
          <table:table-cell table:formula="of:=[.B38]/[.B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0000373474473569502" calcext:value-type="float">
            <text:p>3.73474473569502E-08</text:p>
          </table:table-cell>
          <table:table-cell table:formula="of:=[.B39]/[.B38]" office:value-type="float" office:value="0.727107846819162" calcext:value-type="float">
            <text:p>0.7271078468191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00233305099683889" calcext:value-type="float">
            <text:p>2.33305099683889E-08</text:p>
          </table:table-cell>
          <table:table-cell table:formula="of:=[.B40]/[.B39]" office:value-type="float" office:value="0.62468820814998" calcext:value-type="float">
            <text:p>0.624688208149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000931357257982768" calcext:value-type="float">
            <text:p>9.31357257982768E-09</text:p>
          </table:table-cell>
          <table:table-cell table:formula="of:=[.B41]/[.B40]" office:value-type="float" office:value="0.399201414476017" calcext:value-type="float">
            <text:p>0.399201414476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23:04:29.666617553</dc:date>
    <meta:editing-duration>PT6M28S</meta:editing-duration>
    <meta:editing-cycles>1</meta:editing-cycles>
    <meta:document-statistic meta:table-count="1" meta:cell-count="122" meta:object-count="1"/>
    <meta:generator>LibreOffice/6.1.4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6cm" chart:style-name="ch2">
          <text:p>Errores vs. Iteraciones</text:p>
        </chart:title>
        <chart:legend chart:legend-position="end" svg:x="13.737cm" svg:y="4.201cm" style:legend-expansion="high" chart:style-name="ch3"/>
        <chart:plot-area chart:style-name="ch4" table:cell-range-address="a.A2:a.A41 a.C2:a.C41" svg:x="1.331cm" svg:y="1.275cm" svg:width="12.086cm" svg:height="6.564cm">
          <chartooo:coordinate-region svg:x="2.058cm" svg:y="1.275cm" svg:width="11.172cm" svg:height="5.917cm"/>
          <chart:axis chart:dimension="x" chart:name="primary-x" chart:style-name="ch5">
            <chart:title svg:x="6.523cm" svg:y="8.019cm" chart:style-name="ch6">
              <text:p>Iteraciones</text:p>
            </chart:title>
          </chart:axis>
          <chart:axis chart:dimension="y" chart:name="primary-y" chart:style-name="ch7">
            <chart:title svg:x="0.451cm" svg:y="6.043cm" chart:style-name="ch8">
              <text:p>Cociente de errores</text:p>
            </chart:title>
            <chart:grid chart:style-name="ch9" chart:class="major"/>
          </chart:axis>
          <chart:series chart:style-name="ch10" chart:values-cell-range-address="a.C2:a.C41" chart:class="chart:scatter">
            <chart:domain table:cell-range-address="a.A2:a.A4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.A2:a.A41</svg:desc>
                </draw:g>
              </table:table-cell>
              <table:table-cell office:value-type="float" office:value="0.791011652716668">
                <text:p>0.791011652716668</text:p>
                <draw:g>
                  <svg:desc>a.C2:a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9779381132135">
                <text:p>0.749779381132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86885593393663">
                <text:p>0.686885593393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77316147701432">
                <text:p>0.577316147701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31330954137367">
                <text:p>0.331330954137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09483311169335">
                <text:p>0.809483311169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67284114047569">
                <text:p>0.767284114047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00177136928444">
                <text:p>0.700177136928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6803370146447">
                <text:p>0.576803370146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75085965362253">
                <text:p>0.275085965362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38244851107488">
                <text:p>0.738244851107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45872932624767">
                <text:p>0.645872932624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52385226099937">
                <text:p>0.452385226099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9031869886147">
                <text:p>0.879031869886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62401871819308">
                <text:p>0.862401871819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40467561718628">
                <text:p>0.840467561718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10209617066043">
                <text:p>0.810209617066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65780552877978">
                <text:p>0.765780552877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94180798829534">
                <text:p>0.694180798829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59507749965708">
                <text:p>0.559507749965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212812348978385">
                <text:p>0.212812348978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30127705824433">
                <text:p>0.630127705824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13027391431213">
                <text:p>0.4130273914312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57886277371298">
                <text:p>0.857886277371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34344539656962">
                <text:p>0.834344539656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01454618694264">
                <text:p>0.8014546186942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52269024112616">
                <text:p>0.7522690241126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70688729064231">
                <text:p>0.670688729064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08995980049074">
                <text:p>0.508995980049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353491387249492">
                <text:p>0.0353491387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27107846819162">
                <text:p>0.727107846819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468820814998">
                <text:p>0.62468820814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99201414476017">
                <text:p>0.399201414476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